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a43bf" officeooo:paragraph-rsid="001a43bf" style:font-size-asian="10pt" style:font-size-complex="10pt"/>
    </style:style>
    <style:style style:name="P2" style:family="paragraph" style:parent-style-name="Text_20_body">
      <style:text-properties fo:font-size="10pt" officeooo:rsid="001a43bf" officeooo:paragraph-rsid="001a43bf" style:font-size-asian="10pt" style:font-size-complex="10pt"/>
    </style:style>
    <style:style style:name="P3" style:family="paragraph" style:parent-style-name="Standard">
      <style:text-properties fo:font-size="10pt" officeooo:rsid="001bea47" officeooo:paragraph-rsid="001bea47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officeooo:rsid="001bea47"/>
    </style:style>
    <style:style style:name="T5" style:family="text">
      <style:text-properties officeooo:rsid="001da2c8"/>
    </style:style>
    <style:style style:name="T6" style:family="text">
      <style:text-properties officeooo:rsid="001fa1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minik Sobański – 182744</text:p>
      <text:p text:style-name="P1"/>
      <text:p text:style-name="P1">Opis olsztyna.</text:p>
      <text:p text:style-name="P1"/>
      <text:p text:style-name="P2">If you’re visiting Olsztyn for the first time, there’s plenty to see! </text:p>
      <text:p text:style-name="P2">Start at <text:span text:style-name="Strong_20_Emphasis"><text:span text:style-name="T1">Olsztyn</text:span></text:span><text:span text:style-name="Strong_20_Emphasis"> </text:span><text:span text:style-name="Strong_20_Emphasis"><text:span text:style-name="T1">Castle</text:span></text:span>, a 14th-century Gothic fortress. Inside, you’ll find a museum about Nic<text:span text:style-name="T6">ho</text:span>las Copernicus, who lived here, and you can climb the tower for a beautiful view of the city. Nearby, explore the <text:span text:style-name="Strong_20_Emphasis"><text:span text:style-name="T1">Old Town</text:span></text:span>, a nice area with colorful historic buildings, cozy cafes, and the <text:span text:style-name="Strong_20_Emphasis"><text:span text:style-name="T1">High</text:span></text:span><text:span text:style-name="Strong_20_Emphasis"> </text:span><text:span text:style-name="Strong_20_Emphasis"><text:span text:style-name="T1">Gate</text:span></text:span>, part of the old city walls. Be sure to visit <text:span text:style-name="Strong_20_Emphasis"><text:span text:style-name="T1">St. James Cathedral</text:span></text:span>, an impressive Gothic church that’s a key landmark.</text:p>
      <text:p text:style-name="Text_20_body"><text:span text:style-name="T2">For nature lovers, </text:span><text:span text:style-name="Strong_20_Emphasis"><text:span text:style-name="T3">Lake</text:span></text:span><text:span text:style-name="Strong_20_Emphasis"><text:span text:style-name="T2"> </text:span></text:span><text:span text:style-name="Strong_20_Emphasis"><text:span text:style-name="T3">Ukiel</text:span></text:span><text:span text:style-name="T2"> is a must-visit. It’s perfect for walking, biking, or swimming in the summer, with peaceful parks and trails around it. If you’re curious about space, stop by the </text:span><text:span text:style-name="Strong_20_Emphasis"><text:span text:style-name="T3">Planetarium</text:span></text:span><text:span text:style-name="Strong_20_Emphasis"><text:span text:style-name="T2"> </text:span></text:span><text:span text:style-name="Strong_20_Emphasis"><text:span text:style-name="T3">and</text:span></text:span><text:span text:style-name="Strong_20_Emphasis"><text:span text:style-name="T2"> </text:span></text:span><text:span text:style-name="Strong_20_Emphasis"><text:span text:style-name="T3">Observatory</text:span></text:span><text:span text:style-name="T2"> to learn about the stars and planets.</text:span></text:p>
      <text:p text:style-name="Text_20_body"><text:span text:style-name="T2">In the city center, don’t miss the </text:span><text:span text:style-name="Strong_20_Emphasis"><text:span text:style-name="T3">Multimedia</text:span></text:span><text:span text:style-name="Strong_20_Emphasis"><text:span text:style-name="T2"> </text:span></text:span><text:span text:style-name="Strong_20_Emphasis"><text:span text:style-name="T3">Fountain</text:span></text:span><text:span text:style-name="T2">, especially in the evening when it comes alive with lights and music. Finally, try some traditional Polish food like pierogi (dumplings) or żurek (sour soup) at a local restaurant.</text:span></text:p>
      <text:p text:style-name="P1"/>
      <text:p text:style-name="P1"/>
      <text:p text:style-name="P1">Zadania ze strony 18.</text:p>
      <text:p text:style-name="P1"/>
      <text:p text:style-name="P1">1.</text:p>
      <text:p text:style-name="P1"><text:tab/>1- How long have you been learning English?</text:p>
      <text:p text:style-name="P1"><text:tab/>2- How many teachers <text:span text:style-name="T4">have you had?</text:span></text:p>
      <text:p text:style-name="P1"><text:tab/>3- <text:span text:style-name="T4">What have you been doing to improve your English recently?</text:span></text:p>
      <text:p text:style-name="P1"><text:tab/>4- <text:span text:style-name="T4">Have you finished today’s homework?</text:span></text:p>
      <text:p text:style-name="P1"><text:tab/>5- <text:span text:style-name="T4">Have you been studying a lot lately?</text:span></text:p>
      <text:p text:style-name="P1"><text:tab/>6- <text:span text:style-name="T4">Have you watched any films in English recently?</text:span></text:p>
      <text:p text:style-name="P3">2.</text:p>
      <text:p text:style-name="P3"><text:tab/>1-a<text:tab/>3-a</text:p>
      <text:p text:style-name="P3"><text:tab/>2-b<text:tab/>4-b</text:p>
      <text:p text:style-name="P3"><text:tab/></text:p>
      <text:p text:style-name="P3"><text:tab/>5-b<text:tab/>7-b</text:p>
      <text:p text:style-name="P3"><text:tab/>6-a<text:tab/>8-a</text:p>
      <text:p text:style-name="P3">3.</text:p>
      <text:p text:style-name="P3"><text:tab/>1- into</text:p>
      <text:p text:style-name="P3"><text:tab/>2- keen</text:p>
      <text:p text:style-name="P3"><text:tab/>3- about</text:p>
      <text:p text:style-name="P3"><text:tab/>4- have</text:p>
      <text:p text:style-name="P3"><text:tab/>5- adventurous</text:p>
      <text:p text:style-name="P3"><text:tab/>6- outgoing</text:p>
      <text:p text:style-name="P3"><text:tab/>7- nervous</text:p>
      <text:p text:style-name="P3"><text:tab/>8- heart</text:p>
      <text:p text:style-name="P3">4.</text:p>
      <text:p text:style-name="P3"><text:tab/>1- <text:s/>C<text:tab/><text:tab/>2- A<text:tab/><text:tab/>3- A</text:p>
      <text:p text:style-name="P3"><text:tab/>4- A<text:tab/><text:tab/>5- B<text:tab/><text:tab/>6- C</text:p>
      <text:p text:style-name="P3"><text:tab/>7- A<text:tab/><text:tab/>8- B<text:tab/><text:tab/>9- <text:span text:style-name="T5">A</text:span></text:p>
      <text:p text:style-name="P3"><text:tab/>10- <text:span text:style-name="T5">C</text:span><text:tab/><text:tab/>11- <text:span text:style-name="T5">B</text:span><text:tab/><text:tab/>12- <text:span text:style-name="T5">C</text:span></text:p>
      <text:p text:style-name="P3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08:54:17.651703300</meta:creation-date>
    <dc:date>2025-03-24T13:49:41.323021159</dc:date>
    <meta:editing-duration>PT6M4S</meta:editing-duration>
    <meta:editing-cycles>2</meta:editing-cycles>
    <meta:generator>LibreOffice/24.2.7.2$Linux_X86_64 LibreOffice_project/420$Build-2</meta:generator>
    <meta:print-date>2025-03-24T13:49:04.311463143</meta:print-date>
    <meta:document-statistic meta:table-count="0" meta:image-count="0" meta:object-count="0" meta:page-count="1" meta:paragraph-count="35" meta:word-count="274" meta:character-count="1502" meta:non-whitespace-character-count="1226"/>
  </office:meta>
</office:document-meta>
</file>